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Two.ba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One.ba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One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One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edInitializersAnnotationConfigTests.active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rderedOneInitialize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Config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Config.ba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edTwoInitializer.initialize( Generic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edOneInitializer.initialize( Generic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